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premier programme!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cript&gt;</text:span></text:p>
      <text:p text:style-name="P1"><text:span text:style-name="T1">var number = 0;</text:span></text:p>
      <text:p text:style-name="P1"><text:span text:style-name="T1">while (number &lt; 10) {</text:span></text:p>
      <text:p text:style-name="P1"><text:span text:style-name="T1">number++;</text:span></text:p>
      <text:p text:style-name="P1"><text:span text:style-name="T1">alert(number);</text:span></text:p>
      <text:p text:style-name="P1"><text:span text:style-name="T1">}</text:span></text:p>
      <text:p text:style-name="P1"><text:span text:style-name="T1"/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